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automatic-styles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27.374cm"/>
    </style:style>
    <style:style style:name="co17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17" style:family="table-row">
      <style:table-row-properties style:row-height="0.94cm" fo:break-before="auto" style:use-optimal-row-height="true"/>
    </style:style>
    <style:style style:name="ro18" style:family="table-row">
      <style:table-row-properties style:row-height="2.177cm" fo:break-before="auto" style:use-optimal-row-height="false"/>
    </style:style>
    <style:style style:name="ro19" style:family="table-row">
      <style:table-row-properties style:row-height="1.185cm" fo:break-before="auto" style:use-optimal-row-height="false"/>
    </style:style>
    <style:style style:name="ro20" style:family="table-row">
      <style:table-row-properties style:row-height="1.782cm" fo:break-before="auto" style:use-optimal-row-height="tru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6" style:family="table-cell" style:parent-style-name="Default" style:data-style-name="N0"/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7" style:family="table-cell" style:parent-style-name="Default"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8" style:family="table-cell" style:parent-style-name="Default" style:data-style-name="N0">
      <style:table-cell-properties fo:background-color="transparent" fo:border="0.06pt solid #000000"/>
    </style:style>
    <style:style style:name="ce14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5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" fo:font-size="12pt" style:font-size-asian="12pt" style:font-size-complex="12pt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5" style:family="table-cell" style:parent-style-name="Default">
      <style:text-properties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7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8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9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4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5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7" style:family="table-cell" style:parent-style-name="Default" style:data-style-name="N0">
      <style:table-cell-properties fo:background-color="transparent" fo:border="0.06pt solid #000000"/>
    </style:style>
    <style:style style:name="ce198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color="#ff0000" loext:opacity="100%" style:text-underline-style="solid" style:text-underline-width="auto" style:text-underline-color="font-color"/>
    </style:style>
    <style:style style:name="T54" style:family="text">
      <style:text-properties fo:color="#ff0000" loext:opacity="100%"/>
    </style:style>
    <style:style style:name="T55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00" loext:opacity="100%"/>
    </style:style>
    <style:style style:name="T51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57" style:family="text">
      <style:text-properties fo:color="#ff8000" loext:opacity="100%"/>
    </style:style>
    <style:style style:name="T5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9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0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38" loext:opacity="100%"/>
    </style:style>
    <style:style style:name="T63" style:family="text">
      <style:text-properties fo:color="#ffff38" loext:opacity="100%"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ff00" loext:opacity="100%" fo:font-weight="normal" style:font-weight-asian="normal" style:font-weight-complex="normal"/>
    </style:style>
    <style:style style:name="T70" style:family="text">
      <style:text-properties fo:color="#ffff00" loext:opacity="100%" style:text-underline-style="none" fo:font-weight="normal" style:font-weight-asian="normal" style:font-weight-complex="normal"/>
    </style:style>
    <style:style style:name="T71" style:family="text">
      <style:text-properties fo:color="#ffff00" loext:opacity="100%" style:font-name="Mono"/>
    </style:style>
    <style:style style:name="T72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00" loext:opacity="100%" fo:font-weight="normal" style:font-weight-asian="normal" style:font-weight-complex="normal"/>
    </style:style>
    <style:style style:name="T7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00" loext:opacity="100%" fo:font-weight="bold" style:font-weight-asian="bold" style:font-weight-complex="bold"/>
    </style:style>
    <style:style style:name="T82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1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2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5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2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6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7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0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2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2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6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11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7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38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/>
    </style:style>
    <style:style style:name="T139" style:family="text">
      <style:text-properties fo:font-size="11pt" fo:font-weight="normal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140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41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font-size="11pt" style:font-size-asian="11pt" style:font-size-complex="11pt"/>
    </style:style>
    <style:style style:name="T142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8000"/>
    </style:style>
    <style:style style:name="T145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6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47" style:family="text">
      <style:text-properties fo:color="#ffff00"/>
    </style:style>
    <style:style style:name="T148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50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51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152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153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4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55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56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5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ff00"/>
    </style:style>
    <style:style style:name="T159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60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61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1" style:font-name-asian="Mono1" style:font-name-complex="Mono1"/>
    </style:style>
    <style:style style:name="T16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1" style:font-name-complex="Calibri1"/>
    </style:style>
    <style:style style:name="T16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ff"/>
    </style:style>
    <style:style style:name="T164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00"/>
    </style:style>
    <style:style style:name="T16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68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69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7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7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72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73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7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/>
    </style:style>
    <style:style style:name="T175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color="#ffff00"/>
    </style:style>
    <style:style style:name="T176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bold" style:font-weight-asian="bold" style:font-weight-complex="bold"/>
    </style:style>
    <style:style style:name="T177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ff" fo:font-weight="normal" style:font-weight-asian="normal" style:font-weight-complex="normal"/>
    </style:style>
    <style:style style:name="T178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6d6d" fo:font-weight="bold" style:font-weight-asian="bold" style:font-weight-complex="bold"/>
    </style:style>
    <style:style style:name="T179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normal" style:font-weight-asian="normal" style:font-weight-complex="normal" fo:color="#ffff00"/>
    </style:style>
    <style:style style:name="T180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normal" style:font-weight-asian="normal" style:font-weight-complex="normal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bold" style:font-weight-asian="bold" style:font-weight-complex="bold" fo:color="#ff6d6d"/>
    </style:style>
    <style:style style:name="T18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83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84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/>
    </style:style>
    <style:style style:name="T185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1" fo:font-size="11pt" style:font-name-asian="Mono1" style:font-name-complex="Mono1" style:font-size-asian="11pt" style:font-size-complex="11pt"/>
    </style:style>
    <style:style style:name="T186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1" style:font-name-complex="Calibri1"/>
    </style:style>
    <style:style style:name="T187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88" style:family="text">
      <style:text-properties style:text-underline-style="solid" style:text-underline-width="auto" style:text-underline-color="font-color" fo:color="#ff0000"/>
    </style:style>
    <style:style style:name="T189" style:family="text">
      <style:text-properties fo:color="#ff0000"/>
    </style:style>
    <style:style style:name="T19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2" style:family="text">
      <style:text-properties fo:color="#ff8000"/>
    </style:style>
    <style:style style:name="T19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9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9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97" style:family="text">
      <style:text-properties fo:color="#ffff38"/>
    </style:style>
    <style:style style:name="T198" style:family="text">
      <style:text-properties fo:color="#ffff38" fo:font-weight="bold" style:font-weight-asian="bold" style:font-weight-complex="bold"/>
    </style:style>
    <style:style style:name="T1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2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03" style:family="text">
      <style:text-properties fo:font-weight="normal" style:font-weight-asian="normal" style:font-weight-complex="normal" fo:color="#ffff00"/>
    </style:style>
    <style:style style:name="T204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05" style:family="text">
      <style:text-properties fo:color="#ffff00" style:font-name="Mono"/>
    </style:style>
    <style:style style:name="T206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08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9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0" style:family="text">
      <style:text-properties fo:color="#ffff00" fo:font-weight="normal" style:font-weight-asian="normal" style:font-weight-complex="normal"/>
    </style:style>
    <style:style style:name="T21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15" style:family="text">
      <style:text-properties fo:color="#ffff00" fo:font-weight="bold" style:font-weight-asian="bold" style:font-weight-complex="bold"/>
    </style:style>
    <style:style style:name="T216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7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2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21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2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2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2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2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2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2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2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3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3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38"/>
    </style:style>
    <style:style style:name="T2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38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239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240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24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4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43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44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000000"/>
    </style:style>
    <style:style style:name="T2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1" style:font-name-complex="Calibri1"/>
    </style:style>
    <style:style style:name="T2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000000"/>
    </style:style>
    <style:style style:name="T2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ffff00"/>
    </style:style>
    <style:style style:name="T250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1" fo:font-size="11pt" style:font-name-asian="Mono1" style:font-name-complex="Mono1" style:font-size-asian="11pt" style:font-size-complex="11pt"/>
    </style:style>
    <style:style style:name="T251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16" table:default-cell-style-name="ce78"/>
        <table:table-column table:style-name="co17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140"> (conotativo ou </text:span><text:span text:style-name="T141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142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142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142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143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143"> </text:span><text:span text:style-name="T144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45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45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45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46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47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Engenharia de usabilidade</text:span>: conceitos básicos e aplicações, critéri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Metodologias de desenvolvimento de software</text:span>: padrões de projeto, processo unificado <text:span text:style-name="T147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sistema gerenciador de banco de dados (SGBD): MySQL, PostgreSQL </text:span><text:span text:style-name="T149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17">
          <table:covered-table-cell/>
          <table:table-cell table:style-name="ce44" office:value-type="string" calcext:value-type="string">
            <text:p>Gestão e Governança de TI: gerenciamento de projetos – <text:span text:style-name="T146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146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17">
          <table:covered-table-cell/>
          <table:table-cell table:style-name="ce44" office:value-type="string" calcext:value-type="string">
            <text:p>governança de TI – <text:span text:style-name="T146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46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46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Padrões</text:span>: XML, XSLT, UDDI, WSDL e Soap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segurança</text:span> no desenvolvimento: práticas de programação segura e revisão de códig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46">testes</text:span> de segurança para aplicações web e Web Service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lgoritmos e estruturas de dados e objetos<text:span text:style-name="T150"> (</text:span><text:span text:style-name="T151">listas</text:span><text:span text:style-name="T152">: fila, pilha, lista encadeada circular – </text:span><text:span text:style-name="T151">árvore</text:span><text:span text:style-name="T152">, </text:span><text:span text:style-name="T151">hashtables</text:span><text:span text:style-name="T152">, </text:span><text:span text:style-name="T151">grafos</text:span><text:span text:style-name="T152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50"> (Sequencial, Condicionais e Iterações) + (funções e procedimentos: criados para organização, compreensão, manutenção, reus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57">Modularização </text:span><text:span text:style-name="T158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coplamento entre módulos e coesão de módulos<text:span text:style-name="T150"> (o ideal é um sistema com</text:span><text:span text:style-name="T151"> Alta Coesão </text:span><text:span text:style-name="T152">e </text:span><text:span text:style-name="T159">Fraco Acoplamento</text:span><text:span text:style-name="T160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50"> (aponta para o endereço de memória ‘&amp;’)</text:span><text:span text:style-name="T163"> e Chamadas por </text:span>valor <text:span text:style-name="T153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143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64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4">tratamento de exceção</text:span><text:span text:style-name="T165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143">(linguagem interpretada [não-compilada], dinâmica pois não exige declarar a variável antes de usá-la, e fracamente tipada: não exige declarar o tip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9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143">(WebStorage)</text:span>, camadas<text:span text:style-name="T143">(MVC)</text:span> e design patterns<text:span text:style-name="T143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143">(design pattern/JSON)</text:span>, SOAP<text:span text:style-name="T143">(protocolo/XML)</text:span> e WebApi<text:span text:style-name="T143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Noções sobre metodologias de análise, projeto e desenvolvimento de sistemas</text:span><text:span text:style-name="T163"> </text:span><text:span text:style-name="T165">(Agile/Scrum/XP)</text:span>, tecnologias web, frameworks de desenvolviment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agem UML</text:span><text:span text:style-name="T163"> </text:span><text:span text:style-name="T165">(diagramas </text:span><text:span text:style-name="T167">estruturais</text:span><text:span text:style-name="T168"> e </text:span><text:span text:style-name="T167">comportamentais</text:span><text:span text:style-name="T168">)</text:span><text:span text:style-name="T169"> </text:span><text:span text:style-name="T170">e E-R</text:span><text:span text:style-name="T171"> (entidade forte ou fraca, cardinalidade dos relacionamento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164">(</text:span><text:span text:style-name="T165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o entidade relacionamento</text:span><text:span text:style-name="T165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74">Mapeamento E-R para relacional </text:span><text:span text:style-name="T175">[</text:span><text:span text:style-name="T176">Entidade</text:span><text:span text:style-name="T177"> </text:span><text:span text:style-name="T178">→</text:span><text:span text:style-name="T177"> </text:span><text:span text:style-name="T179">Tabela] [</text:span><text:span text:style-name="T176">Atributos</text:span><text:span text:style-name="T177"> </text:span><text:span text:style-name="T178">→</text:span><text:span text:style-name="T177"> </text:span><text:span text:style-name="T179">Colunas/campos] [</text:span><text:span text:style-name="T176">Relacionamento</text:span><text:span text:style-name="T180"> </text:span><text:span text:style-name="T178">→ </text:span><text:span text:style-name="T180">Cardinalidade] [Instância</text:span><text:span text:style-name="T176"> </text:span><text:span text:style-name="T181">→</text:span><text:span text:style-name="T177"> </text:span><text:span text:style-name="T179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143">(stored procedure disparado por evento DML)</text:span></text:p>
          </table:table-cell>
          <table:table-cell table:number-columns-repeated="1022"/>
        </table:table-row>
        <table:table-row table:style-name="ro20">
          <table:table-cell/>
          <table:table-cell table:style-name="ce42" office:value-type="string" calcext:value-type="string">
            <text:p>Sistemas Gerenciadores de Banco de Dados: tabelas, visões <text:span text:style-name="T182">(selects armazenados na memória cache)</text:span>, índices<text:span text:style-name="T182"> (resumo de grandes tabelas)</text:span>, sequências <text:span text:style-name="T182">(criam um valor para uma chave primária)</text:span>, sinônimos <text:span text:style-name="T182">(referencia outro esquema de um BD distribuído)</text:span>, restrições <text:span text:style-name="T182">(regras para garantir a integridade)</text:span>, dicionário de dados<text:span text:style-name="T182"> (documento de metadados sobre a estrutura do BD)</text:span><text:span text:style-name="T163">, restrições de integridade </text:span><text:span text:style-name="T165">(domínio, referencial, vazio, chave ou definida pelo usuário)</text:span>, constraints<text:span text:style-name="T182">(de </text:span><text:span text:style-name="T183">TIPOS, NOT NULL, UNIQUE, PK, FK, DEFAULT, CHECK</text:span><text:span text:style-name="T184">)</text:span>, tipos de dados <text:span text:style-name="T182">(</text:span><text:span text:style-name="T183">int</text:span><text:span text:style-name="T184">, </text:span><text:span text:style-name="T183">char</text:span><text:span text:style-name="T184">, </text:span><text:span text:style-name="T183">varchar</text:span><text:span text:style-name="T184">, </text:span><text:span text:style-name="T183">float</text:span><text:span text:style-name="T184">, </text:span><text:span text:style-name="T185">date</text:span><text:span text:style-name="T186">)</text:span>, SQL, PL/SQL. <text:span text:style-name="T143">(e Suas cláusulas e funções)</text:span></text:p>
          </table:table-cell>
          <table:table-cell table:number-columns-repeated="1022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55"/>
        <table:table-column table:style-name="co8" table:default-cell-style-name="Default"/>
        <table:table-column table:style-name="co9" table:default-cell-style-name="ce172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9" office:value-type="string" calcext:value-type="string">
            <text:p>Matéria</text:p>
          </table:table-cell>
          <table:table-cell table:style-name="ce156" office:value-type="string" calcext:value-type="string">
            <text:p>Conteúdo</text:p>
          </table:table-cell>
          <table:table-cell table:style-name="ce166" office:value-type="string" calcext:value-type="string">
            <text:p>ESTUDO</text:p>
          </table:table-cell>
          <table:table-cell table:style-name="ce173" office:value-type="string" calcext:value-type="string">
            <text:p>REVISÃO</text:p>
          </table:table-cell>
          <table:table-cell table:style-name="ce156" table:number-columns-repeated="1020"/>
        </table:table-row>
        <table:table-row table:style-name="ro2">
          <table:table-cell table:style-name="ce100" office:value-type="string" calcext:value-type="string" table:number-columns-spanned="1" table:number-rows-spanned="9">
            <text:p>LÍNGUA PORTUGUESA</text:p>
          </table:table-cell>
          <table:table-cell table:style-name="ce157" office:value-type="string" calcext:value-type="string">
            <text:p>1 Leitura e interpretação de <text:span text:style-name="T52">diversos</text:span><text:span text:style-name="T188"> tipos de textos</text:span><text:span text:style-name="T189"> </text:span>(literários e não literários).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2 Sinônimos e antônimos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<text:span text:style-name="T190">3 Sentido próprio e figurado das palavras</text:span><text:span text:style-name="T191"> (conotativo ou </text:span><text:span text:style-name="T189">denotativo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4 Pontuação <text:span text:style-name="T189">(Quando usar e não usar a vírgula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5 Classes de palavras.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8" office:value-type="string" calcext:value-type="string">
            <text:p>6 Concordância nominal e verbal.<text:span text:style-name="T189"> (flexão de gênero, número e/ou pessoa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<text:span text:style-name="T190">7 Regências nominal  e verbal. </text:span><text:span text:style-name="T191">(uso de preposições / </text:span><text:span text:style-name="T189">VTD ou VTI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7" office:value-type="string" calcext:value-type="string">
            <text:p>8  Colocação pronominal<text:span text:style-name="T189"> (próclise, ênclise e mesóclise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8" office:value-type="string" calcext:value-type="string">
            <text:p>9 Crase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1" office:value-type="string" calcext:value-type="string" table:number-columns-spanned="1" table:number-rows-spanned="13">
            <text:p>MATEMÁTICA</text:p>
          </table:table-cell>
          <table:table-cell table:style-name="ce159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4"/>
          <table:table-cell table:style-name="ce159" office:value-type="string" calcext:value-type="string">
            <text:p>Representações fracionária ou decimal.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4"/>
          <table:table-cell table:style-name="ce159" office:value-type="string" calcext:value-type="string">
            <text:p>Mínimo múltiplo comum (MMC)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Máximo divisor comum (MDC)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4"/>
          <table:table-cell table:style-name="ce159" office:value-type="string" calcext:value-type="string">
            <text:p>Porcentagem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Razão e proporção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Regra de três simples ou composta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Sistema de equações do 1º grau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Equações do 2º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Grandezas e medidas – quantidade, tempo, comprimento, superfície, capacidade e massa <text:span text:style-name="T147">1m3 = 1000litros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Relação entre grandezas – tabela ou gráfico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4"/>
          <table:table-cell table:style-name="ce159" office:value-type="string" calcext:value-type="string">
            <text:p>Tratamento da informação – média aritmética simples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1"/>
          <table:table-cell table:style-name="ce159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 table:number-columns-spanned="1" table:number-rows-spanned="2">
            <text:p><text:span text:style-name="T187">ATUALIDADES</text:span></text:p>
            <text:p/>
          </table:table-cell>
          <table:table-cell table:style-name="ce13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32" table:number-columns-repeated="2"/>
          <table:table-cell table:style-name="ce177" table:number-columns-repeated="1020"/>
        </table:table-row>
        <table:table-row table:style-name="ro1">
          <table:covered-table-cell table:style-name="ce132"/>
          <table:table-cell table:style-name="ce132" office:value-type="string" calcext:value-type="string">
            <text:p>Anúncio remarcando provas publicado dia 30/08. (provavelmente serão questões do primeiro trimestre de 2020)</text:p>
          </table:table-cell>
          <table:table-cell table:style-name="ce132" table:number-columns-repeated="2"/>
          <table:table-cell table:style-name="ce177" table:number-columns-repeated="1020"/>
        </table:table-row>
        <table:table-row table:style-name="ro4">
          <table:table-cell table:style-name="ce150" office:value-type="string" calcext:value-type="string" table:number-columns-spanned="1" table:number-rows-spanned="6">
            <text:p>RACIOCÍNIO LÓGICO</text:p>
          </table:table-cell>
          <table:table-cell table:style-name="ce13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32" table:number-columns-repeated="2"/>
          <table:table-cell table:number-columns-repeated="1020"/>
        </table:table-row>
        <table:table-row table:style-name="ro10">
          <table:covered-table-cell table:style-name="ce150"/>
          <table:table-cell table:style-name="ce160" office:value-type="string" calcext:value-type="string">
            <text:p>Estruturas lógicas<text:span text:style-name="T147"> </text:span><text:span text:style-name="T192">(tabela do sim ou não)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0" office:value-type="string" calcext:value-type="string">
            <text:p>lógicas de argumentação<text:span text:style-name="T192"> equivalência(=): p→q = q ou ~p = ~q → ~p          negativa(~): p e ~q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0" office:value-type="string" calcext:value-type="string">
            <text:p>Diagramas lógicos <text:span text:style-name="T192">Diagrama de Venn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0" office:value-type="string" calcext:value-type="string">
            <text:p>Sequências <text:span text:style-name="T192">investigue a soma das diferenças</text:span></text:p>
          </table:table-cell>
          <table:table-cell table:number-columns-repeated="2" table:style-name="ce16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32" office:value-type="string" calcext:value-type="string">
            <text:p>Operação com conjuntos</text:p>
          </table:table-cell>
          <table:table-cell table:style-name="ce13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193">Algoritmos e estruturas de dados e objetos</text:span><text:span text:style-name="T194"> (</text:span><text:span text:style-name="T195">listas</text:span><text:span text:style-name="T196">: fila, </text:span><text:span text:style-name="T194">pilha, lista encadeada circular – </text:span><text:span text:style-name="T195">árvore</text:span><text:span text:style-name="T194">, </text:span><text:span text:style-name="T195">hashtables</text:span><text:span text:style-name="T194">, </text:span><text:span text:style-name="T195">grafos</text:span><text:span text:style-name="T196">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Tipos de dados: elementares e estruturados<text:span text:style-name="T197"> (int, float, char, boolean – string, objeto, música, imagens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3"/>
          <table:table-cell table:style-name="ce161" office:value-type="string" calcext:value-type="string">
            <text:p>Estruturas de controle de fluxo: <text:span text:style-name="T198">Condicionais</text:span><text:span text:style-name="T197">(também chamadas de Estruturas de Seleção IF ELSE, SWITCH CASE) e de </text:span><text:span text:style-name="T198">Repetição</text:span><text:span text:style-name="T197">(WHILE, DO-WHILE, FOR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3"/>
          <table:table-cell table:style-name="ce161" office:value-type="string" calcext:value-type="string">
            <text:p><text:span text:style-name="T199">Programação estruturada</text:span><text:span text:style-name="T200"> (</text:span><text:span text:style-name="T201">Sequencial, Condicionais e Iterações) + </text:span><text:span text:style-name="T202">(funções e procedimentos: criados para organização, compreensão, manutenção, reuso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68">Modularização </text:span><text:span text:style-name="T203">(D</text:span><text:span text:style-name="T204">ividir o sistema em partes [classes, funções]. Facilita a detecção de erros, manutenção e reutilização do código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193">Acoplamento entre módulos e coesão de módulos</text:span><text:span text:style-name="T194"> (o ideal é um sistema com</text:span><text:span text:style-name="T195"> Alta Coesão </text:span><text:span text:style-name="T196">e </text:span><text:span text:style-name="T198">Fraco Acoplamento</text:span><text:span text:style-name="T197"> para ter boa manutenibilidade)</text:span></text:p>
          </table:table-cell>
          <table:table-cell table:style-name="ce168" office:value-type="string" calcext:value-type="string">
            <text:p>OK</text:p>
          </table:table-cell>
          <table:table-cell table:style-name="ce1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Procedimentos e sub-rotinas <text:span text:style-name="T147"> (palavras-chave: </text:span><text:span text:style-name="T205">void</text:span><text:span text:style-name="T147"> / </text:span><text:span text:style-name="T205">return</text:span><text:span text:style-name="T147">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190">Chamadas por referência</text:span><text:span text:style-name="T206"> (aponta para o endereço de memória ‘&amp;’)</text:span><text:span text:style-name="T207"> e Chamadas por </text:span>valor <text:span text:style-name="T197">(só copia o dado para o parâmetro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Programação por eventos<text:span text:style-name="T147"> (disparo de ações na mudança de estado, envio de mensagens ao manipular interfaces gráficas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<text:span text:style-name="T208">Programação orientada a objetos, classes, objetos, métodos, mensagens, herança, polimorfismo, sobrecarga,</text:span> interfaces e pacotes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<text:span text:style-name="T208">tratamento de exceção</text:span><text:span text:style-name="T209"> (throw, try catch, finally)</text:span>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HTML 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XML 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Javascript 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PHP <text:span text:style-name="T147">(linguagem interpretada [não-compilada], dinâmica pois não exige declarar a variável antes de usá-la, e fracamente tipada: não exige declarar o tipo)</text:span>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DHTML 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C# 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JSP (Java Server Pages)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Servlets 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ASP.Net (Active Server Pages)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2" office:value-type="string" calcext:value-type="string">
            <text:p>Arquiteturas de componentes: Microsoft COM, .Net, J2EE. </text:p>
          </table:table-cell>
          <table:table-cell table:style-name="ce162" table:number-columns-repeated="2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PL/SQL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AJAX </text:p>
          </table:table-cell>
          <table:table-cell table:style-name="ce168" office:value-type="string" calcext:value-type="string">
            <text:p>OK</text:p>
          </table:table-cell>
          <table:table-cell table:style-name="ce168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CSS </text:p>
          </table:table-cell>
          <table:table-cell table:style-name="ce168" office:value-type="string" calcext:value-type="string">
            <text:p>OK</text:p>
          </table:table-cell>
          <table:table-cell table:style-name="ce175"/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Programação Web: conceitos fundamentais, persistência<text:span text:style-name="T210">(WebStorage)</text:span>, camadas<text:span text:style-name="T147">(MVC)</text:span> e design patterns<text:span text:style-name="T147">(GoF: Cretional, Structural e Behavioral)</text:span>. 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Web services usando REST<text:span text:style-name="T147">(design pattern/JSON)</text:span>, SOAP<text:span text:style-name="T147">(protocolo/XML)</text:span> e WebApi<text:span text:style-name="T147">(cliente/servidor)</text:span>: ModelagemUML e E-R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<text:span text:style-name="T208">Noções sobre metodologias de análise, projeto e desenvolvimento de sistemas </text:span><text:span text:style-name="T209">(Agile/Scrum/XP)</text:span>, tecnologias web, frameworks de desenvolvimento </text:p>
          </table:table-cell>
          <table:table-cell table:number-columns-repeated="2" table:style-name="ce16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208">Modelagem UML </text:span><text:span text:style-name="T209">(diagramas </text:span><text:span text:style-name="T211">estruturais</text:span><text:span text:style-name="T212"> e </text:span><text:span text:style-name="T211">comportamentais</text:span><text:span text:style-name="T212">)</text:span><text:span text:style-name="T213"> e E-R</text:span><text:span text:style-name="T214"> (entidade forte ou fraca, cardinalidade dos relacionamentos)</text:span></text:p>
          </table:table-cell>
          <table:table-cell table:style-name="ce168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Banco de Dados: Conceitos de BD <text:span text:style-name="T147">(hierárquico, rede, relacional e OO)</text:span> e de SGBD, arquitetura de SGBD, Funções básicas de SGBD 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190">Modelagem de Dados </text:span><text:span text:style-name="T207"> (</text:span><text:span text:style-name="T209">tipos de modelos: </text:span>Modelo Conceitual<text:span text:style-name="T147">(DER)</text:span>, Modelo Lógico<text:span text:style-name="T147">(ficha da entidade)</text:span>, Modelo Físico<text:span text:style-name="T147">(identificação com tipos e restrições)</text:span> 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<text:span text:style-name="T208">Modelo entidade relacionamento</text:span><text:span text:style-name="T209"> (MER e sua representação gráfica: DER)</text:span>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Modelo relacional <text:span text:style-name="T147">(dados representados em </text:span><text:span text:style-name="T215">Tabelas</text:span><text:span text:style-name="T210">, [Entidade, atributo e relacionamento], </text:span><text:span text:style-name="T215">chaves primárias </text:span><text:span text:style-name="T210">e </text:span><text:span text:style-name="T215">estrangeiras)</text:span>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Restrições de integridade<text:span text:style-name="T147"> (Domínio, Referencial, Vazio, Chave ou Definida pelo Usuário)</text:span>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Normalização e dependência funcional <text:span text:style-name="T147">(reduzir a redundância de dados para aumentar a integridade e desempenho, 1ª forma normal exige atomicidade)</text:span>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3"/>
          <table:table-cell table:style-name="ce163" office:value-type="string" calcext:value-type="string">
            <text:p><text:span text:style-name="T216">Mapeamento E-R para relacional  </text:span><text:span text:style-name="T217">[</text:span><text:span text:style-name="T218">Entidade</text:span><text:span text:style-name="T219"> </text:span><text:span text:style-name="T220">→</text:span><text:span text:style-name="T219"> </text:span><text:span text:style-name="T221">Tabela]    [</text:span><text:span text:style-name="T218">Atributos</text:span><text:span text:style-name="T219"> </text:span><text:span text:style-name="T220">→</text:span><text:span text:style-name="T219"> </text:span><text:span text:style-name="T221">Colunas/campos]    [</text:span><text:span text:style-name="T218">Relacionamento</text:span><text:span text:style-name="T222"> </text:span><text:span text:style-name="T220">→ </text:span><text:span text:style-name="T222">Cardinalidade]</text:span><text:span text:style-name="T223">   </text:span><text:span text:style-name="T224"> </text:span><text:span text:style-name="T225">[Instância</text:span><text:span text:style-name="T226"> </text:span><text:span text:style-name="T227">→</text:span><text:span text:style-name="T228"> </text:span><text:span text:style-name="T229">Linhas/registros/tuplas]</text:span>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4" office:value-type="string" calcext:value-type="string">
            <text:p>Álgebra relacional. </text:p>
          </table:table-cell>
          <table:table-cell table:style-name="ce169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4" office:value-type="string" calcext:value-type="string">
            <text:p>Cálculo relacional </text:p>
          </table:table-cell>
          <table:table-cell table:style-name="ce170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3"/>
          <table:table-cell table:style-name="ce161" office:value-type="string" calcext:value-type="string">
            <text:p>Linguagem SQL: Linguagem de definição de dados (DDL), Linguagem de manipulação de dados (DML)</text:p>
          </table:table-cell>
          <table:table-cell table:style-name="ce171" office:value-type="string" calcext:value-type="string">
            <text:p>OK</text:p>
          </table:table-cell>
          <table:table-cell table:style-name="ce176"/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Conceito de transação<text:span text:style-name="T147"> (executada como tarefa única, seguindo os princípios do ACID; cláusulas Commit, Rollback, begin-end transaction)</text:span></text:p>
          </table:table-cell>
          <table:table-cell table:number-columns-repeated="2"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1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4" office:value-type="string" calcext:value-type="string">
            <text:p>Procedimentos armazenados ("Stored Procedures") </text:p>
          </table:table-cell>
          <table:table-cell table:style-name="ce171" office:value-type="string" calcext:value-type="string">
            <text:p>OK</text:p>
          </table:table-cell>
          <table:table-cell table:style-name="ce171"/>
          <table:table-cell table:number-columns-repeated="1020"/>
        </table:table-row>
        <table:table-row table:style-name="ro10">
          <table:table-cell table:style-name="ce153"/>
          <table:table-cell table:style-name="ce164" office:value-type="string" calcext:value-type="string">
            <text:p>Gatilhos ("Triggers") <text:span text:style-name="T147">(stored procedure disparado por evento DML)</text:span></text:p>
          </table:table-cell>
          <table:table-cell table:style-name="ce171" office:value-type="string" calcext:value-type="string">
            <text:p>OK</text:p>
          </table:table-cell>
          <table:table-cell table:style-name="ce171"/>
          <table:table-cell table:number-columns-repeated="1020"/>
        </table:table-row>
        <table:table-row table:style-name="ro12">
          <table:table-cell table:style-name="ce153"/>
          <table:table-cell table:style-name="ce161" office:value-type="string" calcext:value-type="string">
            <text:p><text:span text:style-name="T190">Sistemas Gerenciadores de Banco de Dados: tabelas, visões </text:span><text:span text:style-name="T209">(selects armazenados na memória cache)</text:span><text:span text:style-name="T190">, índices</text:span><text:span text:style-name="T209"> (resumo de grandes tabelas)</text:span><text:span text:style-name="T190">, sequências </text:span><text:span text:style-name="T209">(criam um valor para uma chave primária)</text:span><text:span text:style-name="T190">, sinônimos </text:span><text:span text:style-name="T209">(referencia outro esquema de um BD distribuído)</text:span><text:span text:style-name="T190">, restrições </text:span><text:span text:style-name="T209">(regras para garantir a integridade)</text:span><text:span text:style-name="T190">, dicionário de dados</text:span><text:span text:style-name="T209"> (documento de metadados sobre a estrutura do BD)</text:span><text:span text:style-name="T207">, restrições de integridade </text:span><text:span text:style-name="T209">(domínio, referencial, vazio, chave ou definida pelo usuário)</text:span><text:span text:style-name="T190">, constraints</text:span><text:span text:style-name="T209">(de </text:span><text:span text:style-name="T230">TIPOS, NOT NULL, UNIQUE, PK, FK, DEFAULT, CHECK</text:span><text:span text:style-name="T231">)</text:span><text:span text:style-name="T232">, tipos de dados </text:span><text:span text:style-name="T233">(</text:span><text:span text:style-name="T234">int</text:span><text:span text:style-name="T231">, </text:span><text:span text:style-name="T234">char</text:span><text:span text:style-name="T231">, </text:span><text:span text:style-name="T234">varchar</text:span><text:span text:style-name="T231">, </text:span><text:span text:style-name="T234">float</text:span><text:span text:style-name="T231">, </text:span><text:span text:style-name="T205">date</text:span><text:span text:style-name="T147">)</text:span>, SQL, PL/SQL. <text:span text:style-name="T147">(e Suas cláusulas e funções)</text:span></text:p>
          </table:table-cell>
          <table:table-cell table:number-columns-repeated="2"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3"/>
          <table:table-cell table:style-name="ce16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71" office:value-type="string" calcext:value-type="string">
            <text:p>OK</text:p>
          </table:table-cell>
          <table:table-cell table:style-name="ce171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65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80"/>
        <table:table-column table:style-name="co11" table:default-cell-style-name="ce98"/>
        <table:table-column table:style-name="co12" table:default-cell-style-name="ce202"/>
        <table:table-column table:style-name="co13" table:default-cell-style-name="ce98"/>
        <table:table-column table:style-name="co5" table:number-columns-repeated="1020" table:default-cell-style-name="ce98"/>
        <table:table-row table:style-name="ro9">
          <table:table-cell table:style-name="ce178" office:value-type="string" calcext:value-type="string">
            <text:p>Matéria</text:p>
          </table:table-cell>
          <table:table-cell table:style-name="ce186" office:value-type="string" calcext:value-type="string">
            <text:p>Conteúdo</text:p>
          </table:table-cell>
          <table:table-cell table:style-name="ce200" office:value-type="string" calcext:value-type="string">
            <text:p>Estudo</text:p>
          </table:table-cell>
          <table:table-cell table:style-name="ce204" office:value-type="string" calcext:value-type="string">
            <text:p>Revisão</text:p>
          </table:table-cell>
          <table:table-cell table:style-name="ce186" table:number-columns-repeated="1020"/>
        </table:table-row>
        <table:table-row table:style-name="ro2">
          <table:table-cell table:style-name="ce179" office:value-type="string" calcext:value-type="string" table:number-columns-spanned="1" table:number-rows-spanned="9">
            <text:p>LÍNGUA PORTUGUESA</text:p>
          </table:table-cell>
          <table:table-cell table:style-name="ce187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2 Sinônimos e antônimo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3 Sentido próprio e figurado das palavras<text:span text:style-name="T142"> (denotativo ou conotativo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4 Pontuação <text:span text:style-name="T142">(Quando usar e não usar a vírgula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5 Classes de palavras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6 Concordância nominal e verbal.<text:span text:style-name="T142"> (flexão de gênero, número e/ou pessoa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8 Colocação pronominal<text:span text:style-name="T142"> (próclise, ênclise e mesóclise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9 Crase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81" office:value-type="string" calcext:value-type="string" table:number-columns-spanned="1" table:number-rows-spanned="13">
            <text:p>MATEMÁTICA</text:p>
          </table:table-cell>
          <table:table-cell table:style-name="ce189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Representações fracionária ou decimal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Mínimo múltiplo comum (MMC)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Máximo divisor comum (MDC)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Porcentagem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Razão e proporção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Regra de três simples ou composta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Sistema de equações do 1º grau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Equações do 2º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Relação entre grandezas – tabela ou gráfico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9" office:value-type="string" calcext:value-type="string">
            <text:p>Tratamento da informação – média aritmética simple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89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83" office:value-type="string" calcext:value-type="string" table:number-columns-spanned="1" table:number-rows-spanned="2">
            <text:p><text:span text:style-name="T146">ATUALIDADES</text:span></text:p>
            <text:p/>
          </table:table-cell>
          <table:table-cell table:style-name="ce190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84" office:value-type="string" calcext:value-type="string" table:number-columns-spanned="1" table:number-rows-spanned="6">
            <text:p>RACIOCÍNIO LÓGICO</text:p>
          </table:table-cell>
          <table:table-cell table:style-name="ce191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1" office:value-type="string" calcext:value-type="string">
            <text:p>Estruturas lógica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1" office:value-type="string" calcext:value-type="string">
            <text:p>lógicas de argumentação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1" office:value-type="string" calcext:value-type="string">
            <text:p>Diagramas lógico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1" office:value-type="string" calcext:value-type="string">
            <text:p>Sequência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1" office:value-type="string" calcext:value-type="string">
            <text:p>Operação com conjunto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85" office:value-type="string" calcext:value-type="string" table:number-columns-spanned="1" table:number-rows-spanned="39">
            <text:p>ESPECÍFICOS</text:p>
          </table:table-cell>
          <table:table-cell table:style-name="ce192" office:value-type="string" calcext:value-type="string">
            <text:p><text:span text:style-name="T166">Algoritmos e estruturas de dados e objetos</text:span><text:span text:style-name="T235"> (</text:span><text:span text:style-name="T236">listas</text:span><text:span text:style-name="T237">: fila, pilha, lista encadeada circular – </text:span><text:span text:style-name="T236">árvore</text:span><text:span text:style-name="T237">, </text:span><text:span text:style-name="T236">hashtables</text:span><text:span text:style-name="T237">, </text:span><text:span text:style-name="T236">grafos</text:span><text:span text:style-name="T237">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93" office:value-type="string" calcext:value-type="string">
            <text:p>Programação estruturada<text:span text:style-name="T153"> (Sequencial, Condicionais e Iteraçõe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Modularização <text:span text:style-name="T153">(funções e procedimentos: criados para que se tenha organização, compreensão, manutenção, reuso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Acoplamento entre módulos e coesão de módulos<text:span text:style-name="T153"> (o ideal é um sistema com</text:span><text:span text:style-name="T156"> Fraco Acoplamento</text:span><text:span text:style-name="T155"> e</text:span><text:span text:style-name="T156"> Alta Coesão</text:span><text:span text:style-name="T155"> para ter boa manutenibilidade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Chamadas por referência<text:span text:style-name="T153"> (aponta para o endereço de memória ‘&amp;’)</text:span> e valor <text:span text:style-name="T153">(só copia o dado para o parâmetro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Programação por eventos<text:span text:style-name="T143"> (mudança de estado, envio de mensagens ao manipular interfaces gráfica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92" office:value-type="string" calcext:value-type="string">
            <text:p>Programação orientada a objetos, classes, objetos, métodos, mensagens, herança, polimorfismo, sobrecarga, interfaces e pacotes, tratamento de exceção<text:span text:style-name="T143"> (throw, try catch, finally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4" office:value-type="string" calcext:value-type="string">
            <text:p>HTML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4" office:value-type="string" calcext:value-type="string">
            <text:p>XML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DHTML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4" office:value-type="string" calcext:value-type="string">
            <text:p>Javascript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C#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4" office:value-type="string" calcext:value-type="string">
            <text:p>PHP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JSP<text:span text:style-name="T143"> (Java Server Page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Servlets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ASP.Net <text:span text:style-name="T143">(Active Server Page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95" table:number-columns-repeated="2"/>
          <table:table-cell table:style-name="ce205"/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Modelagem UML <text:span text:style-name="T182">(diagramas </text:span><text:span text:style-name="T238">estruturais</text:span><text:span text:style-name="T239"> e </text:span><text:span text:style-name="T238">comportamentais</text:span><text:span text:style-name="T239">)</text:span> e E-R<text:span text:style-name="T182"> (entidade forte ou fraca, cardinalidade dos relacionamentos)</text:span></text:p>
          </table:table-cell>
          <table:table-cell table:style-name="ce201" office:value-type="string" calcext:value-type="string">
            <text:p>OK</text:p>
          </table:table-cell>
          <table:table-cell table:style-name="ce2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<text:span text:style-name="T166">Modelagem de Dados </text:span>(<text:span text:style-name="T182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Modelo entidade relacionamento<text:span text:style-name="T182"> (MER e sua representação gráfica: DER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6" office:value-type="string" calcext:value-type="string">
            <text:p>Mapeamento E-R para relacional <text:span text:style-name="T143">[</text:span><text:span text:style-name="T172">Entidade</text:span> <text:span text:style-name="T240">→</text:span> <text:span text:style-name="T143">Tabela] [</text:span><text:span text:style-name="T172">Atributos</text:span> <text:span text:style-name="T240">→</text:span> <text:span text:style-name="T143">Colunas/campos] [</text:span><text:span text:style-name="T172">Relacionamento</text:span><text:span text:style-name="T173"> </text:span><text:span text:style-name="T241">→ </text:span><text:span text:style-name="T242">Cardinalidade] [Instância</text:span><text:span text:style-name="T243"> </text:span><text:span text:style-name="T244">→</text:span> <text:span text:style-name="T143">Linhas/registros/tuplas]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4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92" office:value-type="string" calcext:value-type="string">
            <text:p><text:span text:style-name="T166">Sistemas Gerenciadores de Banco de Dados: tabelas, visões </text:span><text:span text:style-name="T165">(selects armazenados na memória cache)</text:span><text:span text:style-name="T245">, índices</text:span><text:span text:style-name="T165"> (resumo de grandes tabelas)</text:span><text:span text:style-name="T245">, sequências </text:span><text:span text:style-name="T165">(criam um valor para uma chave primária)</text:span><text:span text:style-name="T245">, sinônimos </text:span><text:span text:style-name="T165">(referencia outro esquema de um BD distribuído)</text:span><text:span text:style-name="T245">, restrições </text:span><text:span text:style-name="T165">(regras para garantir a integridade)</text:span><text:span text:style-name="T245">, dicionário de dados</text:span><text:span text:style-name="T165"> (documento de metadados sobre a estrutura do BD)</text:span>, restrições de integridade <text:span text:style-name="T182">(domínio, referencial, vazio, chave ou definida pelo usuário)</text:span><text:span text:style-name="T245">, constraints</text:span><text:span text:style-name="T165">(de </text:span><text:span text:style-name="T246">TIPOS, NOT NULL, UNIQUE, PK, FK, DEFAULT, CHECK</text:span><text:span text:style-name="T247">)</text:span><text:span text:style-name="T248">, tipos de dados </text:span><text:span text:style-name="T249">(</text:span><text:span text:style-name="T246">int</text:span><text:span text:style-name="T247">, </text:span><text:span text:style-name="T246">char</text:span><text:span text:style-name="T247">, </text:span><text:span text:style-name="T246">varchar</text:span><text:span text:style-name="T247">, </text:span><text:span text:style-name="T246">float</text:span><text:span text:style-name="T247">, </text:span><text:span text:style-name="T250">date</text:span><text:span text:style-name="T251">)</text:span>, SQL, PL/SQL. <text:span text:style-name="T143">(e seus parâmetros)</text:span></text:p>
          </table:table-cell>
          <table:table-cell table:number-columns-repeated="2" table:style-name="ce2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7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98" office:value-type="string" calcext:value-type="string">
            <text:p>Se sobrar tempo, veja: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9" office:value-type="string" calcext:value-type="string">
            <text:p>Scrum, XP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9" office:value-type="string" calcext:value-type="string">
            <text:p>Arquiteturas de componentes: Microsoft COM, .Net, J2EE.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9" office:value-type="string" calcext:value-type="string">
            <text:p>AJAX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9" office:value-type="string" calcext:value-type="string">
            <text:p>CSS</text:p>
          </table:table-cell>
          <table:table-cell table:style-name="ce201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99" office:value-type="string" calcext:value-type="string">
            <text:p>Programação Web: conceitos fundamentais, persistência, camadas e design patterns.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9" office:value-type="string" calcext:value-type="string">
            <text:p>Web services usando REST, SOAP e WebApi: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9" office:value-type="string" calcext:value-type="string">
            <text:p>Procedimentos armazenados ("Stored Procedures")</text:p>
          </table:table-cell>
          <table:table-cell table:style-name="ce201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9" office:value-type="string" calcext:value-type="string">
            <text:p>Gatilhos ("Triggers") <text:span text:style-name="T143">(stored procedure disparado por evento DML)</text:span></text:p>
          </table:table-cell>
          <table:table-cell table:style-name="ce201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9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1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3" number:language="pt" number:country="BR">
      <number:month number:textual="true"/>
      <number:text>/</number:text>
      <number:year/>
    </number:date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day/>
      <number:text>/</number:text>
      <number:month/>
      <number:text>/</number:text>
      <number:year number:style="long"/>
    </number:date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05T21:23:10.063000000</dc:date>
    <meta:print-date>2015-04-13T22:24:15Z</meta:print-date>
    <meta:editing-cycles>88</meta:editing-cycles>
    <meta:editing-duration>P1DT22H29M13S</meta:editing-duration>
    <meta:document-statistic meta:table-count="5" meta:cell-count="5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